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測試文檔"/>測試文檔<text:bookmark-end text:name="測試文檔"/></text:h>
      <text:p text:style-name="First_20_paragraph">這是測試內容。</text:p>
      <text:h text:style-name="Heading_20_2" text:outline-level="2"><text:bookmark-start text:name="列表"/>列表<text:bookmark-end text:name="列表"/></text:h>
      <text:list text:style-name="L1">
        <text:list-item>
          <text:p text:style-name="P1">項目 1</text:p>
        </text:list-item>
        <text:list-item>
          <text:p text:style-name="P1">項目 2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2.1</meta:generator>
    <dc:title/>
    <dc:description/>
    <dc:subject/>
    <meta:keyword/>
    <meta:initial-creator/>
    <dc:creator/>
    <meta:creation-date>2026-01-25T05:11:57Z</meta:creation-date>
    <dc:date>2026-01-25T05:11:57Z</dc:date>
  </office:meta>
</office:document-meta>
</file>